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elle3" style:family="table">
      <style:table-properties style:width="17cm" table:align="left" style:writing-mode="lr-tb"/>
    </style:style>
    <style:style style:name="Tabelle3.A" style:family="table-column">
      <style:table-column-properties style:column-width="2.514cm"/>
    </style:style>
    <style:style style:name="Tabelle3.B" style:family="table-column">
      <style:table-column-properties style:column-width="2.399cm"/>
    </style:style>
    <style:style style:name="Tabelle3.D" style:family="table-column">
      <style:table-column-properties style:column-width="2.351cm"/>
    </style:style>
    <style:style style:name="Tabelle3.E" style:family="table-column">
      <style:table-column-properties style:column-width="2.487cm"/>
    </style:style>
    <style:style style:name="Tabelle3.G" style:family="table-column">
      <style:table-column-properties style:column-width="2.452cm"/>
    </style:style>
    <style:style style:name="Tabelle3.A1" style:family="table-cell">
      <style:table-cell-properties style:vertical-align="middle" fo:padding-left="0.079cm" fo:padding-right="0.079cm" fo:padding-top="0.053cm" fo:padding-bottom="0.053cm" fo:border="0.05pt solid #000000"/>
    </style:style>
    <style:style style:name="Tabelle3.C1" style:family="table-cell">
      <style:table-cell-properties style:vertical-align="middle" fo:padding-left="0cm" fo:padding-right="0.079cm" fo:padding-top="0.053cm" fo:padding-bottom="0.053cm" fo:border-left="none" fo:border-right="0.05pt solid #000000" fo:border-top="0.05pt solid #000000" fo:border-bottom="0.05pt solid #000000"/>
    </style:style>
    <style:style style:name="Tabelle3.D1" style:family="table-cell">
      <style:table-cell-properties style:vertical-align="middle" fo:padding="0cm" fo:border="none"/>
    </style:style>
    <style:style style:name="Tabelle3.A2" style:family="table-cell">
      <style:table-cell-properties style:vertical-align="middle" fo:padding-left="0cm" fo:padding-right="0cm" fo:padding-top="0cm" fo:padding-bottom="0.053cm" fo:border-left="none" fo:border-right="none" fo:border-top="none" fo:border-bottom="0.05pt solid #000000"/>
    </style:style>
    <style:style style:name="Tabelle3.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elle3.B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elle3.D3" style:family="table-cell">
      <style:table-cell-properties style:vertical-align="middle" fo:padding-left="0cm" fo:padding-right="0.079cm" fo:padding-top="0cm" fo:padding-bottom="0cm" fo:border-left="none" fo:border-right="0.05pt solid #000000" fo:border-top="none" fo:border-bottom="none"/>
    </style:style>
    <style:style style:name="Tabelle3.C4" style:family="table-cell">
      <style:table-cell-properties style:vertical-align="middle" fo:background-color="#d9d9d9" fo:padding-left="0cm" fo:padding-right="0.079cm" fo:padding-top="0cm" fo:padding-bottom="0.053cm" fo:border-left="none" fo:border-right="0.05pt solid #000000" fo:border-top="none" fo:border-bottom="0.05pt solid #000000">
        <style:background-image/>
      </style:table-cell-properties>
    </style:style>
    <style:style style:name="Tabelle5" style:family="table">
      <style:table-properties style:width="16.988cm" table:align="left"/>
    </style:style>
    <style:style style:name="Tabelle5.A" style:family="table-column">
      <style:table-column-properties style:column-width="10.391cm"/>
    </style:style>
    <style:style style:name="Tabelle5.B" style:family="table-column">
      <style:table-column-properties style:column-width="1.319cm"/>
    </style:style>
    <style:style style:name="Tabelle5.A1" style:family="table-cell">
      <style:table-cell-properties fo:padding="0.097cm" fo:border-left="0.05pt solid #000000" fo:border-right="none" fo:border-top="0.05pt solid #000000" fo:border-bottom="0.05pt solid #000000"/>
    </style:style>
    <style:style style:name="Tabelle5.F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13.109cm" style:rel-column-width="50534*"/>
    </style:style>
    <style:style style:name="Tabelle1.B" style:family="table-column">
      <style:table-column-properties style:column-width="3.891cm" style:rel-column-width="15001*"/>
    </style:style>
    <style:style style:name="Tabelle1.1" style:family="table-row">
      <style:table-row-properties style:min-row-height="0.794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P1" style:family="paragraph" style:parent-style-name="Text_20_body">
      <style:text-properties officeooo:paragraph-rsid="00105550"/>
    </style:style>
    <style:style style:name="P2" style:family="paragraph" style:parent-style-name="Standard">
      <style:text-properties officeooo:paragraph-rsid="00120059"/>
    </style:style>
    <style:style style:name="P3" style:family="paragraph" style:parent-style-name="Text_20_body">
      <style:text-properties officeooo:paragraph-rsid="00120059"/>
    </style:style>
    <style:style style:name="P4" style:family="paragraph" style:parent-style-name="Standard">
      <style:text-properties officeooo:paragraph-rsid="00186975"/>
    </style:style>
    <style:style style:name="P5" style:family="paragraph" style:parent-style-name="Text_20_body">
      <style:text-properties officeooo:paragraph-rsid="00186975"/>
    </style:style>
    <style:style style:name="P6" style:family="paragraph" style:parent-style-name="Standard">
      <style:text-properties officeooo:paragraph-rsid="00172909"/>
    </style:style>
    <style:style style:name="P7" style:family="paragraph" style:parent-style-name="Text_20_body">
      <style:text-properties officeooo:paragraph-rsid="00172909"/>
    </style:style>
    <style:style style:name="P8" style:family="paragraph" style:parent-style-name="Text_20_body">
      <style:text-properties officeooo:paragraph-rsid="0027503b"/>
    </style:style>
    <style:style style:name="P9" style:family="paragraph" style:parent-style-name="Standard">
      <style:text-properties officeooo:paragraph-rsid="002ef0f7"/>
    </style:style>
    <style:style style:name="P10" style:family="paragraph" style:parent-style-name="Preformatted_20_Text">
      <style:paragraph-properties fo:margin-top="0cm" fo:margin-bottom="0.499cm" style:contextual-spacing="false"/>
    </style:style>
    <style:style style:name="P11" style:family="paragraph" style:parent-style-name="Preformatted_20_Text">
      <style:text-properties officeooo:rsid="002cdf0c" officeooo:paragraph-rsid="002cdf0c"/>
    </style:style>
    <style:style style:name="P12" style:family="paragraph" style:parent-style-name="Preformatted_20_Text">
      <style:text-properties officeooo:paragraph-rsid="002cdf0c"/>
    </style:style>
    <style:style style:name="P13" style:family="paragraph" style:parent-style-name="Preformatted_20_Text">
      <style:paragraph-properties fo:margin-top="0cm" fo:margin-bottom="0.499cm" style:contextual-spacing="false"/>
      <style:text-properties officeooo:paragraph-rsid="002cdf0c"/>
    </style:style>
    <style:style style:name="P14" style:family="paragraph" style:parent-style-name="Preformatted_20_Text">
      <style:text-properties style:font-name="Liberation Mono" fo:font-size="10pt" officeooo:rsid="002cdf0c" officeooo:paragraph-rsid="002cdf0c" style:font-name-asian="NSimSun1" style:font-size-asian="10pt" style:font-name-complex="Liberation Mono" style:font-size-complex="10pt"/>
    </style:style>
    <style:style style:name="P15" style:family="paragraph" style:parent-style-name="Standard">
      <style:text-properties officeooo:paragraph-rsid="00316f4b"/>
    </style:style>
    <style:style style:name="P16" style:family="paragraph" style:parent-style-name="Standard">
      <style:text-properties officeooo:rsid="00316f4b" officeooo:paragraph-rsid="00316f4b"/>
    </style:style>
    <style:style style:name="P17" style:family="paragraph" style:parent-style-name="Table_20_Contents">
      <style:text-properties officeooo:rsid="001f7f75" officeooo:paragraph-rsid="001f7f75"/>
    </style:style>
    <style:style style:name="P18" style:family="paragraph" style:parent-style-name="Table_20_Contents">
      <style:paragraph-properties fo:text-align="center" style:justify-single-word="false"/>
      <style:text-properties officeooo:rsid="001f7f75" officeooo:paragraph-rsid="001f7f75"/>
    </style:style>
    <style:style style:name="P19" style:family="paragraph" style:parent-style-name="Table_20_Contents">
      <style:text-properties fo:font-size="2pt" style:font-size-asian="2pt" style:font-size-complex="2pt"/>
    </style:style>
    <style:style style:name="P20" style:family="paragraph" style:parent-style-name="Table_20_Contents">
      <style:text-properties style:font-name="Calibri" fo:font-size="11pt" fo:font-weight="normal"/>
    </style:style>
    <style:style style:name="P21" style:family="paragraph" style:parent-style-name="Table_20_Contents">
      <style:paragraph-properties fo:text-align="center" style:justify-single-word="false"/>
      <style:text-properties style:font-name="Calibri" fo:font-size="11pt" fo:font-weight="normal"/>
    </style:style>
    <style:style style:name="P22" style:family="paragraph" style:parent-style-name="Table_20_Contents">
      <style:paragraph-properties fo:text-align="end" style:justify-single-word="false"/>
      <style:text-properties style:font-name="Calibri" fo:font-size="11pt" fo:font-weight="normal"/>
    </style:style>
    <style:style style:name="P23" style:family="paragraph" style:parent-style-name="Table_20_Contents">
      <style:text-properties style:font-name="Calibri" fo:font-size="11pt" fo:font-weight="normal" officeooo:rsid="0032be86" officeooo:paragraph-rsid="0032be86"/>
    </style:style>
    <style:style style:name="P24" style:family="paragraph" style:parent-style-name="Table_20_Contents">
      <style:text-properties officeooo:rsid="0027503b" officeooo:paragraph-rsid="0027503b"/>
    </style:style>
    <style:style style:name="P25" style:family="paragraph" style:parent-style-name="Table_20_Contents">
      <style:text-properties officeooo:rsid="0027503b" officeooo:paragraph-rsid="00282903"/>
    </style:style>
    <style:style style:name="P26" style:family="paragraph" style:parent-style-name="Table_20_Contents">
      <style:text-properties officeooo:rsid="00282903" officeooo:paragraph-rsid="00282903"/>
    </style:style>
    <style:style style:name="P27" style:family="paragraph" style:parent-style-name="Table_20_Contents">
      <style:text-properties officeooo:rsid="00292abf" officeooo:paragraph-rsid="00292abf"/>
    </style:style>
    <style:style style:name="P28" style:family="paragraph" style:parent-style-name="Text_20_body">
      <style:text-properties officeooo:paragraph-rsid="001f7f75"/>
    </style:style>
    <style:style style:name="P29" style:family="paragraph" style:parent-style-name="Text_20_body">
      <style:paragraph-properties fo:text-align="center" style:justify-single-word="false"/>
      <style:text-properties officeooo:paragraph-rsid="001f7f75"/>
    </style:style>
    <style:style style:name="P30" style:family="paragraph" style:parent-style-name="Text_20_body">
      <style:text-properties officeooo:paragraph-rsid="0022e663"/>
    </style:style>
    <style:style style:name="P31" style:family="paragraph" style:parent-style-name="Text_20_body">
      <style:text-properties officeooo:rsid="002500bf" officeooo:paragraph-rsid="002500bf"/>
    </style:style>
    <style:style style:name="P32" style:family="paragraph" style:parent-style-name="Preformatted_20_Text">
      <style:text-properties officeooo:rsid="002cdf0c" officeooo:paragraph-rsid="002cdf0c"/>
    </style:style>
    <style:style style:name="P33" style:family="paragraph" style:parent-style-name="Preformatted_20_Text">
      <style:text-properties style:font-name="Liberation Mono" fo:font-size="10pt" officeooo:rsid="002cdf0c" officeooo:paragraph-rsid="002cdf0c" style:font-name-asian="NSimSun1" style:font-size-asian="10pt" style:font-name-complex="Liberation Mono" style:font-size-complex="10pt"/>
    </style:style>
    <style:style style:name="P34" style:family="paragraph" style:parent-style-name="Heading_20_1">
      <style:text-properties officeooo:paragraph-rsid="00292abf"/>
    </style:style>
    <style:style style:name="P35" style:family="paragraph" style:parent-style-name="Heading_20_1">
      <style:text-properties officeooo:rsid="001e8a37" officeooo:paragraph-rsid="001e8a37"/>
    </style:style>
    <style:style style:name="P36" style:family="paragraph" style:parent-style-name="Heading_20_1" style:list-style-name=""/>
    <style:style style:name="P37" style:family="paragraph" style:parent-style-name="Heading_20_1">
      <style:paragraph-properties fo:break-before="page"/>
    </style:style>
    <style:style style:name="P38" style:family="paragraph" style:parent-style-name="Heading_20_2">
      <style:text-properties officeooo:paragraph-rsid="00105550"/>
    </style:style>
    <style:style style:name="P39" style:family="paragraph" style:parent-style-name="Heading_20_2">
      <style:text-properties officeooo:paragraph-rsid="00186975"/>
    </style:style>
    <style:style style:name="P40" style:family="paragraph" style:parent-style-name="Heading_20_2">
      <style:text-properties officeooo:paragraph-rsid="00120059"/>
    </style:style>
    <style:style style:name="P41" style:family="paragraph" style:parent-style-name="Heading_20_2">
      <style:text-properties officeooo:paragraph-rsid="00292abf"/>
    </style:style>
    <style:style style:name="P42" style:family="paragraph" style:parent-style-name="Heading_20_2">
      <style:text-properties officeooo:paragraph-rsid="0027503b"/>
    </style:style>
    <style:style style:name="P43" style:family="paragraph" style:parent-style-name="Heading_20_2">
      <style:text-properties officeooo:rsid="0021200d" officeooo:paragraph-rsid="002ef0f7"/>
    </style:style>
    <style:style style:name="P44" style:family="paragraph" style:parent-style-name="Heading_20_3">
      <style:text-properties officeooo:paragraph-rsid="00186975"/>
    </style:style>
    <style:style style:name="P45" style:family="paragraph" style:parent-style-name="Heading_20_3">
      <style:text-properties officeooo:paragraph-rsid="0038ad90"/>
    </style:style>
    <style:style style:name="P46" style:family="paragraph" style:parent-style-name="Heading_20_4">
      <style:text-properties style:font-name="Liberation Sans" fo:font-size="13.3000001907349pt" fo:font-style="italic" fo:font-weight="bold" officeooo:rsid="00186975" officeooo:paragraph-rsid="0018697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 style:family="paragraph" style:parent-style-name="Heading_20_4">
      <style:text-properties officeooo:paragraph-rsid="002ef0f7"/>
    </style:style>
    <style:style style:name="P48" style:family="paragraph" style:parent-style-name="Text_20_body">
      <style:text-properties officeooo:rsid="001dee75" officeooo:paragraph-rsid="00292abf"/>
    </style:style>
    <style:style style:name="P49" style:family="paragraph" style:parent-style-name="Text_20_body">
      <style:text-properties fo:font-weight="normal" officeooo:rsid="00292abf" officeooo:paragraph-rsid="00292abf" style:font-weight-asian="normal" style:font-weight-complex="normal"/>
    </style:style>
    <style:style style:name="P50" style:family="paragraph" style:parent-style-name="Text_20_body">
      <style:text-properties officeooo:paragraph-rsid="0027503b"/>
    </style:style>
    <style:style style:name="P51" style:family="paragraph" style:parent-style-name="Text_20_body">
      <style:text-properties officeooo:paragraph-rsid="0038ad90"/>
    </style:style>
    <style:style style:name="T1" style:family="text">
      <style:text-properties officeooo:rsid="00105550"/>
    </style:style>
    <style:style style:name="T2" style:family="text">
      <style:text-properties style:font-name="Liberation Sans" fo:font-size="16.1000003814697pt" fo:font-weight="bold" officeooo:rsid="00105550" style:font-name-asian="Microsoft YaHei" style:font-size-asian="16.1000003814697pt" style:font-weight-asian="bold" style:font-name-complex="Lucida Sans" style:font-size-complex="16.1000003814697pt" style:font-weight-complex="bold"/>
    </style:style>
    <style:style style:name="T3" style:family="text">
      <style:text-properties style:font-name="Liberation Sans" fo:font-size="16.1000003814697pt" fo:font-weight="bold" officeooo:rsid="001ce685" style:font-name-asian="Microsoft YaHei" style:font-size-asian="16.1000003814697pt" style:font-weight-asian="bold" style:font-name-complex="Lucida Sans" style:font-size-complex="16.1000003814697pt" style:font-weight-complex="bold"/>
    </style:style>
    <style:style style:name="T4" style:family="text">
      <style:text-properties style:font-name="Liberation Sans" fo:font-size="18.2000007629395pt" fo:font-weight="bold" officeooo:rsid="002cdf0c" style:font-name-asian="Microsoft YaHei" style:font-size-asian="18.2000007629395pt" style:font-weight-asian="bold" style:font-name-complex="Lucida Sans" style:font-size-complex="18.2000007629395pt" style:font-weight-complex="bold"/>
    </style:style>
    <style:style style:name="T5" style:family="text">
      <style:text-properties officeooo:rsid="00120059"/>
    </style:style>
    <style:style style:name="T6" style:family="text">
      <style:text-properties officeooo:rsid="00186975"/>
    </style:style>
    <style:style style:name="T7" style:family="text">
      <style:text-properties officeooo:rsid="001ce685"/>
    </style:style>
    <style:style style:name="T8" style:family="text">
      <style:text-properties officeooo:rsid="001f7f75"/>
    </style:style>
    <style:style style:name="T9" style:family="text">
      <style:text-properties fo:font-weight="bold" style:font-weight-asian="bold" style:font-weight-complex="bold"/>
    </style:style>
    <style:style style:name="T10" style:family="text">
      <style:text-properties fo:font-weight="bold" officeooo:rsid="0032be86" style:font-weight-asian="bold" style:font-weight-complex="bold"/>
    </style:style>
    <style:style style:name="T11" style:family="text">
      <style:text-properties fo:font-weight="bold" officeooo:rsid="0034cc9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92abf" style:font-weight-asian="normal" style:font-weight-complex="normal"/>
    </style:style>
    <style:style style:name="T14" style:family="text">
      <style:text-properties officeooo:rsid="0027503b"/>
    </style:style>
    <style:style style:name="T15" style:family="text">
      <style:text-properties officeooo:rsid="00282903"/>
    </style:style>
    <style:style style:name="T16" style:family="text">
      <style:text-properties officeooo:rsid="002b5561"/>
    </style:style>
    <style:style style:name="T17" style:family="text">
      <style:text-properties officeooo:rsid="002cdf0c"/>
    </style:style>
    <style:style style:name="T18" style:family="text">
      <style:text-properties officeooo:rsid="002ef0f7"/>
    </style:style>
    <style:style style:name="T19" style:family="text">
      <style:text-properties officeooo:rsid="00316f4b"/>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371430"/>
    </style:style>
    <style:style style:name="T22" style:family="text">
      <style:text-properties officeooo:rsid="0038ad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elwerk</text:p>
      <text:h text:style-name="Heading_20_1" text:outline-level="1">Eigenschaften</text:h>
      <text:p text:style-name="P1">Die Grundlage eines Charakters in "SimplyFight" sind seine Eigenschaften. Diese teilen sich in 6 Kategorien <text:span text:style-name="T6">auf</text:span>: Stärke, Geschicklichkeit, Ausdauer, Intelligenz, Willenskraft und Charisma. Die einzelnen Eigenschaften repräsentieren die körperlichen, geistigen und sozialen Kompetenzen eines Charakters. Die Eigenschaften dienen als Basis für Fähigkeiten und entscheiden über den Erfolg oder Misserfolg einer Probe. Wenn eine Aktion ausgeführt werden soll, die von keiner Fähigkeit abgedeckt wird, kann ein Eigenschaftswert verwendet werden. In einem solchen Fall gibt es allerdings keine kritischen Erfolge.</text:p>
      <text:h text:style-name="Heading_20_2" text:outline-level="2">Stärke</text:h>
      <text:p text:style-name="P1">Diese Eigenschaft beschreibt die körperliche Stärke eines Charakters. Sie umfasst zum Beispiel das Tragen von schweren Gegenständen oder das Ziehen bestimmter Objekte.</text:p>
      <text:h text:style-name="Heading_20_2" text:outline-level="2">Geschicklichkeit</text:h>
      <text:p text:style-name="P1">Die Geschicklichkeit beschreibt, wie geschickt ein Charakter ist. Sie bezieht sich vor allem auf Fingerfertigkeiten wie Taschendiebstahl oder präzises Arbeiten.</text:p>
      <text:h text:style-name="Heading_20_2" text:outline-level="2">Ausdauer</text:h>
      <text:p text:style-name="P1">Die Eigenschaft Ausdauer beschreibt die körperliche Belastbarkeit und das Durchhaltevermögen. Sie bestimmt, wie lange anstrengende physische Aktivitäten <text:span text:style-name="T21">ausgeführt werden können</text:span>, bevor Erschöpfung eintritt.</text:p>
      <text:h text:style-name="Heading_20_2" text:outline-level="2">Intelligenz</text:h>
      <text:p text:style-name="P1">Intelligenz beschreibt die geistige Reife eines Charakters und wird bei entsprechenden Fähigkeiten eingesetzt. Dazu gehören beispielsweise Proben auf Wissen wie <text:span text:style-name="T16">Pflanzen-</text:span> oder Tierkunde.</text:p>
      <text:h text:style-name="Heading_20_2" text:outline-level="2">Willenskraft</text:h>
      <text:p text:style-name="P1">Die Willenskraft beschreibt die geistige Widerstandsfähigkeit und <text:span text:style-name="T21">mentale Stärke</text:span> eines Charakters. Sie ermöglicht es einem Charakter, beispielsweise Furchteffekten zu widerstehen oder mentalen Belastungen standzuhalten.</text:p>
      <text:h text:style-name="Heading_20_2" text:outline-level="2">Charisma</text:h>
      <text:p text:style-name="P1">Charisma ist die soziale Eigenschaft eines Charakters. Sie wird verwendet, um mit NPCs zu interagieren und ermöglicht erfolgreiches Lügen, Betrügen oder ähnliche Handlungen.</text:p>
      <text:h text:style-name="Heading_20_2" text:outline-level="2"/>
      <text:p text:style-name="P1"/>
      <text:h text:style-name="Heading_20_1" text:outline-level="1"><text:soft-page-break/>Fähigkeiten <text:span text:style-name="T1">und Proben</text:span></text:h>
      <text:p text:style-name="Text_20_body">Fähigkeiten sind spezifische Aktionen, die ein Charakter erlernt oder gemeistert hat. Sie prägen die Spezialisierung des Charakters und sind entscheidend für das, was ein Charakter wirklich kann. Es ist immer ratsam, passende Fähigkeiten zur Hand zu haben.</text:p>
      <text:p text:style-name="Text_20_body">Eine Fähigkeit wird in der Regel einer Eigenschaft zugeordnet und profitiert bei einer Probe vom Eigenschaftswert. Das bedeutet, dass der Eigenschaftswert zum Fähigkeitswert addiert werden kann, wenn eine Probe durchgeführt wird. Dabei kann die relevante Eigenschaft je nach Situation und Einfallsreichtum der Spieler variieren. Zum Beispiel könnte das Klettern an einem steilen Hang eher mit der Eigenschaft Stärke verbunden sein, während das Abseilen an einem Seil mit einer passenden Begründung auch unter Geschicklichkeit fallen könnte.</text:p>
      <text:h text:style-name="P38" text:outline-level="2">Proben-Bonus</text:h>
      <text:p text:style-name="P1">Jede Eigenschaft bietet bei einer Fähigkeitsprobe einen zusätzlichen Bonus. Dieser Bonus wird berechnet, indem der Wert der jeweiligen Eigenschaft durch 5 geteilt wird. Bei einer passenden Fähigkeitsprobe kann dieser Bonus genutzt werden. Der Bonus wird immer abgerundet.</text:p>
      <text:h text:style-name="Heading_20_2" text:outline-level="2"><text:span text:style-name="T2">P</text:span>robe</text:h>
      <text:p text:style-name="Text_20_body">Bei einer Fähigkeitsprobe wird immer auf den Basiswert einer Fähigkeit plus Eigenschaftsboni gewürfelt. Das Ziel besteht darin, den Wert zu unterbieten oder gleichzuziehen. Eine Probe kann durch bestimmte Umweltfaktoren erleichtert oder erschwert werden. In diesem Fall wird der entsprechende Modifikator zur Zielsumme hinzugefügt.</text:p>
      <text:h text:style-name="Heading_20_3" text:outline-level="3">Beispiel</text:h>
      <text:p text:style-name="P3">Max hat einen Fähigkeitswert von 45 <text:span text:style-name="T5">auf</text:span> Klettern. Die dazu gehörige Eigenschaft ist in seiner Situation Stärke. Sein Stärkewert beträgt 31 und gibt ihm somit einen Bonus von (31 / 5 = 6,2 = 6). Die Probe ist erfolgreich, wenn Max eine Gesamtsumme von 51 (45 + 6) oder weniger würfelt.</text:p>
      <text:h text:style-name="Heading_20_2" text:outline-level="2">Kritische Ergebnisse</text:h>
      <text:p text:style-name="P3">Die Kategorisierung einer Probe als kritischer Erfolg oder kritischer Fehlschlag hängt direkt von deinem Fähigkeitswert ab. Dieser Wert gibt an, wie hoch die Wahrscheinlichkeit ist, eine Probe erfolgreich zu absolvieren. Die Differenz zwischen diesem Wert und dem Maximalwert von 100 zeigt die Wahrscheinlichkeit eines Misserfolgs ("Unfähigkeit") an. Kritische Erfolge treten im Bereich der ersten 10% deines Fähigkeitswerts (ohne Eigenschafts-Boni) auf, während kritische Fehlschläge in der Spanne der letzten 10% der Unfähigkeit auftreten.</text:p>
      <text:h text:style-name="Heading_20_3" text:outline-level="3">Beispiel</text:h>
      <text:p text:style-name="P2"><text:span text:style-name="T7">Für dieses Beispiel hat e</text:span><text:span text:style-name="T5">in Charakter</text:span> <text:span text:style-name="T5">60</text:span> Punkte für das <text:span text:style-name="T5">stellen einer Falle</text:span> vergeben, was einer Erfolgschance von <text:span text:style-name="T5">6</text:span>0% entspricht (<text:span text:style-name="T5">6</text:span>% kritisch). Die Wahrscheinlichkeit für einen Misserfolg beträgt in diesem Fall <text:span text:style-name="T5">4</text:span>0% (<text:span text:style-name="T5">4</text:span>% kritisch).<text:line-break/>Für eine kritische Erfolgschance von <text:span text:style-name="T5">6</text:span>% führen Würfelergebnisse von 1 bis <text:span text:style-name="T5">6</text:span> dazu, dass <text:span text:style-name="T5">diese Probe</text:span> <text:span text:style-name="T5">kritisch absolviert wird.</text:span><text:line-break/>Mit einer Wahrscheinlichkeit von <text:span text:style-name="T5">4</text:span>0% schlägt die Würfelprobe fehl. Ein kritischer Fehlschlag tritt ein, wenn der Würfel die letzten <text:span text:style-name="T5">4</text:span>% der Skala erreicht, also die Werte 9<text:span text:style-name="T5">6</text:span> bis 100. In diesem Fall <text:soft-page-break/><text:span text:style-name="T5">löst die Falle beim stellen eher aus oder wird Beschädigt</text:span>.<text:line-break/>Wichtig: Das Würfelergebnis 100 (0 + 00 auf einem 1w100-Würfel) führt immer zu einem kritischen Fehlschlag, während das Würfelergebnis 1 immer zu einem kritischen Erfolg führt.</text:p>
      <text:p text:style-name="P2"/>
      <text:p text:style-name="P2"/>
      <table:table table:name="Tabelle3" table:style-name="Tabelle3">
        <table:table-column table:style-name="Tabelle3.A"/>
        <table:table-column table:style-name="Tabelle3.B" table:number-columns-repeated="2"/>
        <table:table-column table:style-name="Tabelle3.D"/>
        <table:table-column table:style-name="Tabelle3.E"/>
        <table:table-column table:style-name="Tabelle3.B"/>
        <table:table-column table:style-name="Tabelle3.G"/>
        <table:table-row table:style-name="TableLine1837768006176">
          <table:table-cell table:style-name="Tabelle3.A1" table:number-columns-spanned="2" office:value-type="string">
            <text:p text:style-name="P21">Fähigkeit</text:p>
          </table:table-cell>
          <table:covered-table-cell/>
          <table:table-cell table:style-name="Tabelle3.C1" office:value-type="string">
            <text:p text:style-name="P22">70</text:p>
          </table:table-cell>
          <table:table-cell table:style-name="Tabelle3.D1" office:value-type="string">
            <text:p text:style-name="P19"/>
          </table:table-cell>
          <table:table-cell table:style-name="Tabelle3.D1" office:value-type="string">
            <text:p text:style-name="P19"/>
          </table:table-cell>
          <table:table-cell table:style-name="Tabelle3.D1" office:value-type="string">
            <text:p text:style-name="P19"/>
          </table:table-cell>
          <table:table-cell table:style-name="Tabelle3.D1" office:value-type="string">
            <text:p text:style-name="P19"/>
          </table:table-cell>
        </table:table-row>
        <table:table-row table:style-name="TableLine1837768015968">
          <table:table-cell table:style-name="Tabelle3.A2" office:value-type="string">
            <text:p text:style-name="P19"/>
          </table:table-cell>
          <table:table-cell table:style-name="Tabelle3.A2" office:value-type="string">
            <text:p text:style-name="P19"/>
          </table:table-cell>
          <table:table-cell table:style-name="Tabelle3.A2" office:value-type="string">
            <text:p text:style-name="P19"/>
          </table:table-cell>
          <table:table-cell table:style-name="Tabelle3.D1" office:value-type="string">
            <text:p text:style-name="P19"/>
          </table:table-cell>
          <table:table-cell table:style-name="Tabelle3.A2" office:value-type="string">
            <text:p text:style-name="P19"/>
          </table:table-cell>
          <table:table-cell table:style-name="Tabelle3.A2" office:value-type="string">
            <text:p text:style-name="P19"/>
          </table:table-cell>
          <table:table-cell table:style-name="Tabelle3.A2" office:value-type="string">
            <text:p text:style-name="P19"/>
          </table:table-cell>
        </table:table-row>
        <table:table-row table:style-name="TableLine1837768030656">
          <table:table-cell table:style-name="Tabelle3.A3" office:value-type="string">
            <text:p text:style-name="P19"/>
          </table:table-cell>
          <table:table-cell table:style-name="Tabelle3.B3" table:number-columns-spanned="2" office:value-type="string">
            <text:p text:style-name="P21">Erfolg</text:p>
          </table:table-cell>
          <table:covered-table-cell/>
          <table:table-cell table:style-name="Tabelle3.D3" office:value-type="string">
            <text:p text:style-name="P19"/>
          </table:table-cell>
          <table:table-cell table:style-name="Tabelle3.B3" table:number-columns-spanned="2" office:value-type="string">
            <text:p text:style-name="P21">Misserfolg</text:p>
          </table:table-cell>
          <table:covered-table-cell/>
          <table:table-cell table:style-name="Tabelle3.B3" office:value-type="string">
            <text:p text:style-name="P19"/>
          </table:table-cell>
        </table:table-row>
        <table:table-row table:style-name="TableLine1837768028208">
          <table:table-cell table:style-name="Tabelle3.A3" office:value-type="string">
            <text:p text:style-name="P20">Wert</text:p>
          </table:table-cell>
          <table:table-cell table:style-name="Tabelle3.B3" office:value-type="string">
            <text:p text:style-name="P22">70</text:p>
          </table:table-cell>
          <table:table-cell table:style-name="Tabelle3.C4" office:value-type="string">
            <text:p text:style-name="P19"/>
          </table:table-cell>
          <table:table-cell table:style-name="Tabelle3.D3" office:value-type="string">
            <text:p text:style-name="P19"/>
          </table:table-cell>
          <table:table-cell table:style-name="Tabelle3.B3" office:value-type="string">
            <text:p text:style-name="P20">Wert</text:p>
          </table:table-cell>
          <table:table-cell table:style-name="Tabelle3.B3" office:value-type="string">
            <text:p text:style-name="P22">30</text:p>
          </table:table-cell>
          <table:table-cell table:style-name="Tabelle3.C4" office:value-type="string">
            <text:p text:style-name="P19"/>
          </table:table-cell>
        </table:table-row>
        <table:table-row table:style-name="TableLine1837768030928">
          <table:table-cell table:style-name="Tabelle3.A3" office:value-type="string">
            <text:p text:style-name="P23">Bereich</text:p>
          </table:table-cell>
          <table:table-cell table:style-name="Tabelle3.B3" office:value-type="string">
            <text:p text:style-name="P22">1</text:p>
          </table:table-cell>
          <table:table-cell table:style-name="Tabelle3.B3" office:value-type="string">
            <text:p text:style-name="P22">70</text:p>
          </table:table-cell>
          <table:table-cell table:style-name="Tabelle3.D3" office:value-type="string">
            <text:p text:style-name="P19"/>
          </table:table-cell>
          <table:table-cell table:style-name="Tabelle3.B3" office:value-type="string">
            <text:p text:style-name="P23">Bereich</text:p>
          </table:table-cell>
          <table:table-cell table:style-name="Tabelle3.B3" office:value-type="string">
            <text:p text:style-name="P22">71</text:p>
          </table:table-cell>
          <table:table-cell table:style-name="Tabelle3.B3" office:value-type="string">
            <text:p text:style-name="P22">100</text:p>
          </table:table-cell>
        </table:table-row>
        <table:table-row table:style-name="TableLine1837768024128">
          <table:table-cell table:style-name="Tabelle3.A3" office:value-type="string">
            <text:p text:style-name="P20">Krit</text:p>
          </table:table-cell>
          <table:table-cell table:style-name="Tabelle3.B3" office:value-type="string">
            <text:p text:style-name="P22">7</text:p>
          </table:table-cell>
          <table:table-cell table:style-name="Tabelle3.C4" office:value-type="string">
            <text:p text:style-name="P19"/>
          </table:table-cell>
          <table:table-cell table:style-name="Tabelle3.D3" office:value-type="string">
            <text:p text:style-name="P19"/>
          </table:table-cell>
          <table:table-cell table:style-name="Tabelle3.B3" office:value-type="string">
            <text:p text:style-name="P20">Krit</text:p>
          </table:table-cell>
          <table:table-cell table:style-name="Tabelle3.B3" office:value-type="string">
            <text:p text:style-name="P22">3</text:p>
          </table:table-cell>
          <table:table-cell table:style-name="Tabelle3.C4" office:value-type="string">
            <text:p text:style-name="P19"/>
          </table:table-cell>
        </table:table-row>
        <table:table-row table:style-name="TableLine1837768027120">
          <table:table-cell table:style-name="Tabelle3.A3" office:value-type="string">
            <text:p text:style-name="P23">Bereich</text:p>
          </table:table-cell>
          <table:table-cell table:style-name="Tabelle3.B3" office:value-type="string">
            <text:p text:style-name="P22">1</text:p>
          </table:table-cell>
          <table:table-cell table:style-name="Tabelle3.B3" office:value-type="string">
            <text:p text:style-name="P22">7</text:p>
          </table:table-cell>
          <table:table-cell table:style-name="Tabelle3.D3" office:value-type="string">
            <text:p text:style-name="P19"/>
          </table:table-cell>
          <table:table-cell table:style-name="Tabelle3.B3" office:value-type="string">
            <text:p text:style-name="P23">Bereich</text:p>
          </table:table-cell>
          <table:table-cell table:style-name="Tabelle3.B3" office:value-type="string">
            <text:p text:style-name="P22">97</text:p>
          </table:table-cell>
          <table:table-cell table:style-name="Tabelle3.B3" office:value-type="string">
            <text:p text:style-name="P22">100</text:p>
          </table:table-cell>
        </table:table-row>
      </table:table>
      <text:p text:style-name="P2"/>
      <text:p text:style-name="P2"/>
      <text:h text:style-name="Heading_20_1" text:outline-level="1">Charakterer<text:span text:style-name="T4">stellung</text:span></text:h>
      <text:p text:style-name="P4">Jeder Charakter beginnt sein Abenteuer mit 400 Erfahrungspunkten, die im Folgenden auf Eigenschaften, Fähigkeiten, Werte und Boni verteilt werden. </text:p>
      <text:h text:style-name="P39" text:outline-level="2">Vor- und Nachteile</text:h>
      <text:p text:style-name="P2">Charaktere sind einzigartig in ihrer Existenz, was sich auch in verschiedenen Vor- und Nachteilen widerspiegelt. In Absprache mit dem Spielleiter können Spieler ihren Charakter mit Vor- und/oder Nachteilen ausstatten. Vorteile kosten in der Regel Erfahrungspunkte, während Nachteile Erfahrungspunkte gewähren.<text:line-break/>Es ist wichtig zu beachten, dass Spieler ihre Vor- und insbesondere ihre Nachteile ausspielen sollten und sie nicht nur wählen sollten, um Erfahrungspunkte zu erhalten.</text:p>
      <text:h text:style-name="P40" text:outline-level="2">Fähigkeiten</text:h>
      <text:p text:style-name="P2">Zu Beginn sollten die vorhandenen Erfahrungspunkte auf Fertigkeiten und Werte verteilt werden. Dabei sollte beachtet werden, dass ein Fähigkeitswert nicht über 100 steigen kann. Es ist sinnvoll, möglichst viele Fähigkeiten auf Werte über 30 oder sogar 70 zu erhöhen, um wertvolle Eigenschaftspunkte zu erhalten.</text:p>
      <text:h text:style-name="Heading_20_3" text:outline-level="3">Eigenschaftspunkte</text:h>
      <text:p text:style-name="P4">Eine Fähigkeit, die mehr als <text:span text:style-name="T9">30</text:span> <text:span text:style-name="T9">Punkte</text:span> hat, gilt als <text:span text:style-name="T9">Lehrlingsfähigkeit</text:span>. Durch den <text:span text:style-name="T9">Lehrling</text:span><text:span text:style-name="T11">s</text:span><text:span text:style-name="T9">status</text:span> erhält der Charakter für diese Fähigkeit <text:span text:style-name="T9">3</text:span> <text:span text:style-name="T9">Eigenschaftspunkte</text:span>. Wird eine Fähigkeit auf <text:span text:style-name="T9">70</text:span> <text:span text:style-name="T10">Punkte </text:span>oder höher gesteigert, gilt sie als <text:span text:style-name="T9">gemeistert</text:span> und der Charakter erhält weitere <text:span text:style-name="T9">5</text:span> <text:span text:style-name="T9">Eigenschaftspunkte</text:span>, <text:span text:style-name="T9">insgesamt</text:span> also <text:span text:style-name="T9">8</text:span>.</text:p>
      <text:p text:style-name="P4"><text:line-break/>Eigenschaftspunkte können während der Charaktererstellung verwendet werden, um Eigenschaften zu steigern.</text:p>
      <text:h text:style-name="P39" text:outline-level="2">Eigenschaften</text:h>
      <text:p text:style-name="P4">Eigenschaften bilden den Grundstein eines Charakters und bestimmen seine allgemeine Beschaffenheit. Die Basis für jede Eigenschaft beträgt 25.</text:p>
      <text:h text:style-name="P44" text:outline-level="3">Steigern <text:span text:style-name="T6">(Erfahrungspunkte)</text:span></text:h>
      <text:p text:style-name="P4">Die einzelnen Eigenschaften können während der Charaktererstellung gesteigert werden. Jede Steigerung über 25 kostet pro Punkt über 25, 5 Erfahrungspunkte.</text:p>
      <text:h text:style-name="Heading_20_4" text:outline-level="4"><text:soft-page-break/>Beispiel</text:h>
      <text:p text:style-name="P4">Eine Steigerung von 25 auf 26 kostet daher 5 Erfahrungspunkte.</text:p>
      <text:p text:style-name="P4">Eine Steigerung von 30 auf 31 kostet hingegen (31 - 25 = 6 * 5) 30 Erfahrungspunkte.<text:line-break/><text:line-break/>Zu beachten ist, dass wenn eine Eigenschaft mithilfe von Eigenschaftspunkten erhöht wurde, diese zuerst abgezogen werden müssen. Wenn zum Beispiel die Stärke mithilfe von Eigenschaftspunkten von 25 auf 30 erhöht wurde, bedeutet dies dennoch eine Steigerung um 1, also von 25 auf 26, und kostet nur 5 Erfahrungspunkte.<text:line-break/></text:p>
      <text:h text:style-name="P44" text:outline-level="3">Steiger<text:span text:style-name="T6">n</text:span> <text:span text:style-name="T6">(</text:span>Eigenschaftspunkten<text:span text:style-name="T6">)</text:span></text:h>
      <text:p text:style-name="P4">Eigenschaften können auch mithilfe von Eigenschaftspunkten erhöht werden. Dabei kostet jede Erhöhung immer 1 Punkt.</text:p>
      <text:h text:style-name="Heading_20_2" text:outline-level="2"><text:span text:style-name="T3">Weitere</text:span> Werte</text:h>
      <text:p text:style-name="P4">Neben den Fähigkeiten kann ein Spieler auch die Lebenspunkte seines Charakters erhöhen.</text:p>
      <text:h text:style-name="Heading_20_3" text:outline-level="3">Lebenspunkte</text:h>
      <text:p text:style-name="P6">Standardmäßig hat jeder Charakter 100 Lebenspunkte. Die Lebenspunkte geben den aktuellen Zustand des Charakters wieder. Wenn sie unter die <text:span text:style-name="T9">Ohnmacht-Schwelle</text:span> fallen, wird der Charakter <text:span text:style-name="T9">ohnmächtig</text:span> und benötigt medizinische Hilfe. <text:span text:style-name="T20">Sinken sie auf 0, stirbt der Charakter.</text:span></text:p>
      <text:h text:style-name="P46" text:outline-level="4">Steigern</text:h>
      <text:p text:style-name="P4">Lebenspunkte können während der Charaktererstellung erhöht werden.</text:p>
      <text:p text:style-name="P4">Jeder Punkt über 100 kostet 1 Erfahrungspunkt.</text:p>
      <text:h text:style-name="P47" text:outline-level="4">Beispiel</text:h>
      <text:p text:style-name="P9">Eine Steigerung von <text:span text:style-name="T18">100</text:span> auf <text:span text:style-name="T18">101</text:span> kostet daher <text:span text:style-name="T18">1</text:span> Erfahrungspunkte.</text:p>
      <text:p text:style-name="P9">Eine Steigerung von <text:span text:style-name="T18">110</text:span> auf <text:span text:style-name="T18">111</text:span> kostet hingegen (<text:span text:style-name="T18">111</text:span> - <text:span text:style-name="T18">100</text:span> = <text:span text:style-name="T18">11</text:span> * <text:span text:style-name="T18">1</text:span>) <text:span text:style-name="T18">11</text:span> Erfahrungspunkte.</text:p>
      <text:p text:style-name="P15">Eine Steigerung von <text:span text:style-name="T18">1</text:span><text:span text:style-name="T19">05</text:span> auf <text:span text:style-name="T18">1</text:span><text:span text:style-name="T19">10</text:span> kostet hingegen:<text:line-break/><text:span text:style-name="T19">106</text:span> - <text:span text:style-name="T18">100</text:span> = <text:span text:style-name="T19">6<text:line-break/>110 - 100 = 10</text:span></text:p>
      <text:p text:style-name="P16">10 + 6 = 16 / 2 = 8 * 5 (106, 107, 108, 109, 110) = 40 Erfahrungspunkte</text:p>
      <text:h text:style-name="Heading_20_2" text:outline-level="2">Ohnmacht</text:h>
      <text:p text:style-name="P30">Ein Charakter gerät in Ohnmacht, wenn er die Ohnmacht-Schwelle unterschreitet.<text:line-break/>Die Ohnmacht-Schwelle wird basierend auf dem Willensbonus berechnet, welcher wie folgt ermittelt wird:<text:line-break/><text:span text:style-name="T9">Willensbonus = (Willenskraft – 25) / 5</text:span></text:p>
      <text:h text:style-name="Heading_20_3" text:outline-level="3">Ohnmacht-Schwelle</text:h>
      <text:p text:style-name="P7">Die Ohnmacht-Schwelle wird mit folgender Formel berechnet: 15 – Willensbonus (mindestens jedoch 10).</text:p>
      <text:h text:style-name="Heading_20_3" text:outline-level="3">Hoher Schaden</text:h>
      <text:p text:style-name="P5">Wenn ein Charakter mit einem einzigen Schlag Schaden in Höhe von 60 + Willensbonus erleidet, tritt ebenfalls Ohnmacht ein. In diesem Fall benötigt der ohnmächtige Charakter medizinische Hilfe, <text:soft-page-break/>um wieder handlungsfähig zu werden. Ein ohnmächtiger Charakter kann keine aktiven Handlungen durchführen.</text:p>
      <text:h text:style-name="P34" text:outline-level="1">Kampf</text:h>
      <text:p text:style-name="P48">Ein Kampf in "SimplyFight" stellt eine spezielle Situation dar. Normalerweise verläuft der Kampf rundenbasiert, wobei eine "Runde" in etwa 2-8 Sekunden in der Spielwelt entspricht. Der Kampf beginnt in der Regel mit der Festlegung der Zugreihenfolge, wofür der Initiative-Wert zu Beginn jedes Kampfes neu bestimmt wird. Eine neue Runde beginnt immer dann, wenn alle Charaktere ihren Zug beendet haben.</text:p>
      <text:h text:style-name="P41" text:outline-level="2">Initiative</text:h>
      <text:p text:style-name="P48">Die Initiative ist besonders wichtig im Kampfgeschehen, da sie die Reihenfolge der Aktionen bestimmt. Um die Initiative zu bestimmen, wird vor dem Kampf ein W100-Wurf gemacht, und die Geschicklichkeit des Charakters wird addiert. Je höher die Initiative, desto früher ist der Charakter im Kampf an der Reihe.</text:p>
      <text:h text:style-name="P42" text:outline-level="2">Defensivmanöver</text:h>
      <text:p text:style-name="P51">Ein Charakter kann einen drohenden Angriff abwehren, indem er ein Defensivmanöver einsetzt. Das Defensivmanöver bietet dem Charakter verschiedene Optionen wie Ausweichen, Blocken und sogar einen erschwerten Gegenschlag. Pro Kampfrunde kann ein Charakter das Defensivmanöver einmal ohne negative Auswirkungen einsetzen.</text:p>
      <text:p text:style-name="P51">Um ein <text:span text:style-name="T9">Defensivmanöver durchzuführen</text:span>, muss der Charakter <text:span text:style-name="T9">vor dem Angriff</text:span> des Gegners <text:span text:style-name="T9">ankündigen</text:span>, dass er diese Verteidigungsaktion nutzen möchte.</text:p>
      <text:p text:style-name="P51">Wenn der Angreifer seine Angriffsprobe erfolgreich besteht, was bedeutet, dass der Angriff treffen würde, kann der Verteidiger seine Defensivprobe ablegen. Hierbei würfelt der Verteidiger mit seinem aktuellen Waffenwert. Die Schwierigkeit dieser Probe erhöht sich um den Wert, um den der Angreifer seine Probe unterboten hat.<text:line-break/>Es ist jedoch wichtig zu beachten, dass die wiederholte Verwendung von Defensivmanövern in <text:span text:style-name="T22">der selben</text:span> Kampfrunde weitere Auswirkungen auf den Kampf hat. Ab dem zweiten Einsatz wird die Angriffsprobe des Angreifers um jeweils 10 erleichtert, während die Verteidigungsprobe des Verteidigers um 10 erschwert wird. Darüber hinaus erhöht sich die Chance auf einen kritischen Misserfolg um jeweils 10 Punkte.</text:p>
      <text:h text:style-name="P45" text:outline-level="3">Beispiel zum Defensivmanöver</text:h>
      <text:p text:style-name="P8">Der Angreifer hat einen Angriffswert von 60 und würfelt eine 40. Somit hat er seine Probe um 20 unterboten. Der Verteidiger hat einen Verteidigungswert von 50. Allerdings wird seine Verteidigungsprobe um den Wert erschwert, um den der Angreifer seine Probe unterboten hat. In diesem Fall beträgt der effektive Verteidigungswert also 30.</text:p>
      <text:p text:style-name="Standard"><text:span text:style-name="T14">Bei weiteren Gegner wird der Malus und Bonus wie folgt </text:span><text:span text:style-name="T16">berechnet</text:span><text:span text:style-name="T14">:</text:span></text:p>
      <table:table table:name="Tabelle5" table:style-name="Tabelle5">
        <table:table-column table:style-name="Tabelle5.A"/>
        <table:table-column table:style-name="Tabelle5.B" table:number-columns-repeated="5"/>
        <table:table-row table:style-name="TableLine1837768008352">
          <table:table-cell table:style-name="Tabelle5.A1" office:value-type="string">
            <text:p text:style-name="P24">Angreifer Nr.</text:p>
          </table:table-cell>
          <table:table-cell table:style-name="Tabelle5.A1" office:value-type="string">
            <text:p text:style-name="P26">1</text:p>
          </table:table-cell>
          <table:table-cell table:style-name="Tabelle5.A1" office:value-type="string">
            <text:p text:style-name="P26">2</text:p>
          </table:table-cell>
          <table:table-cell table:style-name="Tabelle5.A1" office:value-type="string">
            <text:p text:style-name="P26">3</text:p>
          </table:table-cell>
          <table:table-cell table:style-name="Tabelle5.A1" office:value-type="string">
            <text:p text:style-name="P26">4</text:p>
          </table:table-cell>
          <table:table-cell table:style-name="Tabelle5.F1" office:value-type="string">
            <text:p text:style-name="P26">5</text:p>
          </table:table-cell>
        </table:table-row>
        <table:table-row table:style-name="TableLine1837768021408">
          <table:table-cell table:style-name="Tabelle5.A2" office:value-type="string">
            <text:p text:style-name="P25">Angreifer: Proben Bonus</text:p>
          </table:table-cell>
          <table:table-cell table:style-name="Tabelle5.A2" office:value-type="string">
            <text:p text:style-name="P26">0</text:p>
          </table:table-cell>
          <table:table-cell table:style-name="Tabelle5.A2" office:value-type="string">
            <text:p text:style-name="P26">10</text:p>
          </table:table-cell>
          <table:table-cell table:style-name="Tabelle5.A2" office:value-type="string">
            <text:p text:style-name="P26">20</text:p>
          </table:table-cell>
          <table:table-cell table:style-name="Tabelle5.A2" office:value-type="string">
            <text:p text:style-name="P26">30</text:p>
          </table:table-cell>
          <table:table-cell table:style-name="Tabelle5.F2" office:value-type="string">
            <text:p text:style-name="P26">40</text:p>
          </table:table-cell>
        </table:table-row>
        <text:soft-page-break/>
        <table:table-row table:style-name="TableLine1837768031200">
          <table:table-cell table:style-name="Tabelle5.A2" office:value-type="string">
            <text:p text:style-name="P25">Verteidiger: Proben Malus</text:p>
          </table:table-cell>
          <table:table-cell table:style-name="Tabelle5.A2" office:value-type="string">
            <text:p text:style-name="P26">0</text:p>
          </table:table-cell>
          <table:table-cell table:style-name="Tabelle5.A2" office:value-type="string">
            <text:p text:style-name="P26">10</text:p>
          </table:table-cell>
          <table:table-cell table:style-name="Tabelle5.A2" office:value-type="string">
            <text:p text:style-name="P26">20</text:p>
          </table:table-cell>
          <table:table-cell table:style-name="Tabelle5.A2" office:value-type="string">
            <text:p text:style-name="P26">30</text:p>
          </table:table-cell>
          <table:table-cell table:style-name="Tabelle5.F2" office:value-type="string">
            <text:p text:style-name="P26">40</text:p>
          </table:table-cell>
        </table:table-row>
        <table:table-row table:style-name="TableLine1837768024400">
          <table:table-cell table:style-name="Tabelle5.A2" office:value-type="string">
            <text:p text:style-name="P25">Verteidiger: <text:span text:style-name="T15">Erhöhung</text:span> Kritischer Misserfolg</text:p>
          </table:table-cell>
          <table:table-cell table:style-name="Tabelle5.A2" office:value-type="string">
            <text:p text:style-name="P26">0</text:p>
          </table:table-cell>
          <table:table-cell table:style-name="Tabelle5.A2" office:value-type="string">
            <text:p text:style-name="P26">10</text:p>
          </table:table-cell>
          <table:table-cell table:style-name="Tabelle5.A2" office:value-type="string">
            <text:p text:style-name="P26">20</text:p>
          </table:table-cell>
          <table:table-cell table:style-name="Tabelle5.A2" office:value-type="string">
            <text:p text:style-name="P26">30</text:p>
          </table:table-cell>
          <table:table-cell table:style-name="Tabelle5.F2" office:value-type="string">
            <text:p text:style-name="P26">40</text:p>
          </table:table-cell>
        </table:table-row>
      </table:table>
      <text:h text:style-name="P43" text:outline-level="2">Kritische Treffer</text:h>
      <text:p text:style-name="P31"><text:span text:style-name="T12">Ähnlich wie bei den Fähigkeitsproben besteht auch im Kampf die Möglichkeit eines kritischen Treffers. In solchen Fällen erleidet das Ziel </text:span><text:span text:style-name="T9">doppelten Schaden</text:span><text:span text:style-name="T12">. Es ist außerdem wichtig zu beachten, dass ein Angriff, der kritisch trifft, nicht durch ein Defensivmanöver abgewehrt werden kann.<text:line-break/><text:line-break/>Abhängig vo</text:span><text:span text:style-name="T13">m Gesamtschaden</text:span><text:span text:style-name="T12"> und möglicherweise anderen Ereignissen kann ein kritischer Treffer zusätzlich eine Wunde oder einen negativen Effekt verursachen. Die genaue Auswirkung liegt im Ermessen des Spielleiters.</text:span></text:p>
      <text:h text:style-name="Heading_20_3" text:outline-level="3">Beispiele für Negativeffekte/Wunden:</text:h>
      <table:table table:name="Tabelle2" table:style-name="Tabelle2">
        <table:table-column table:style-name="Tabelle2.A"/>
        <table:table-column table:style-name="Tabelle2.B"/>
        <table:table-row table:style-name="TableLine1837768025216">
          <table:table-cell table:style-name="Tabelle2.A1" office:value-type="string">
            <text:p text:style-name="P27">Einfache Verletzung, tiefer Schnitt etc.</text:p>
          </table:table-cell>
          <table:table-cell table:style-name="Tabelle2.B1" office:value-type="string">
            <text:p text:style-name="P27">Proben werden bis zur Heilung um X erschwert</text:p>
          </table:table-cell>
        </table:table-row>
        <table:table-row table:style-name="TableLine1837768026848">
          <table:table-cell table:style-name="Tabelle2.A2" office:value-type="string">
            <text:p text:style-name="P27">Entwaffnung</text:p>
          </table:table-cell>
          <table:table-cell table:style-name="Tabelle2.B2" office:value-type="string">
            <text:p text:style-name="P27">Der Charakter verliert seine Waffe</text:p>
          </table:table-cell>
        </table:table-row>
        <table:table-row table:style-name="TableLine1837768019776">
          <table:table-cell table:style-name="Tabelle2.A2" office:value-type="string">
            <text:p text:style-name="P27">Blutung</text:p>
          </table:table-cell>
          <table:table-cell table:style-name="Tabelle2.B2" office:value-type="string">
            <text:p text:style-name="P27">Der Charakter verliert bis zur Behandlung X Lebenspunkte</text:p>
          </table:table-cell>
        </table:table-row>
        <table:table-row table:style-name="TableLine1837768029296">
          <table:table-cell table:style-name="Tabelle2.A2" office:value-type="string">
            <text:p text:style-name="P27">Zerstörung von Gegenständen</text:p>
          </table:table-cell>
          <table:table-cell table:style-name="Tabelle2.B2" office:value-type="string">
            <text:p text:style-name="P27">Der Charakter verliert ein Rüstungsteil oder Waffe die verwendet wird</text:p>
          </table:table-cell>
        </table:table-row>
      </table:table>
      <text:p text:style-name="P49"/>
      <text:h text:style-name="P35" text:outline-level="1">Waffenarten und Schaden</text:h>
      <table:table table:name="Tabelle1" table:style-name="Tabelle1">
        <table:table-column table:style-name="Tabelle1.A"/>
        <table:table-column table:style-name="Tabelle1.B"/>
        <table:table-row table:style-name="Tabelle1.1">
          <table:table-cell table:style-name="Tabelle1.A1" office:value-type="string">
            <text:p text:style-name="P28">Improvisierte Waffen (Werkzeuge/Bretter), waffenloser <text:span text:style-name="T8">Kampf, Wurfsteine</text:span></text:p>
          </table:table-cell>
          <table:table-cell table:style-name="Tabelle1.B1" office:value-type="string">
            <text:p text:style-name="P29">1W10</text:p>
          </table:table-cell>
        </table:table-row>
        <table:table-row table:style-name="TableLine1837768024672">
          <table:table-cell table:style-name="Tabelle1.A2" office:value-type="string">
            <text:p text:style-name="P17">Stock</text:p>
          </table:table-cell>
          <table:table-cell table:style-name="Tabelle1.B2" office:value-type="string">
            <text:p text:style-name="P18">1W10 + 5</text:p>
          </table:table-cell>
        </table:table-row>
        <table:table-row table:style-name="TableLine1837768019232">
          <table:table-cell table:style-name="Tabelle1.A2" office:value-type="string">
            <text:p text:style-name="P17">Kleine Klingenwaffe (Messer / Dolch)</text:p>
          </table:table-cell>
          <table:table-cell table:style-name="Tabelle1.B2" office:value-type="string">
            <text:p text:style-name="P18">2W10</text:p>
          </table:table-cell>
        </table:table-row>
        <table:table-row table:style-name="TableLine1837768018688">
          <table:table-cell table:style-name="Tabelle1.A2" office:value-type="string">
            <text:p text:style-name="P17">Wurfwaffen / Einfache Fernkampf (Steinschleuder, Wurfmesser)</text:p>
          </table:table-cell>
          <table:table-cell table:style-name="Tabelle1.B2" office:value-type="string">
            <text:p text:style-name="P18">3W10</text:p>
          </table:table-cell>
        </table:table-row>
        <table:table-row table:style-name="TableLine1837768030384">
          <table:table-cell table:style-name="Tabelle1.A2" office:value-type="string">
            <text:p text:style-name="P17">Stumpfe Waffen (Keule, Streitkolben)</text:p>
          </table:table-cell>
          <table:table-cell table:style-name="Tabelle1.B2" office:value-type="string">
            <text:p text:style-name="P18">4W10</text:p>
          </table:table-cell>
        </table:table-row>
        <table:table-row table:style-name="TableLine1837768024944">
          <table:table-cell table:style-name="Tabelle1.A2" office:value-type="string">
            <text:p text:style-name="P17">Große Klingenwaffen (Machete, Schwert)</text:p>
          </table:table-cell>
          <table:table-cell table:style-name="Tabelle1.B2" office:value-type="string">
            <text:p text:style-name="P18">5W10</text:p>
          </table:table-cell>
        </table:table-row>
        <table:table-row table:style-name="TableLine1837768020320">
          <table:table-cell table:style-name="Tabelle1.A2" office:value-type="string">
            <text:p text:style-name="P17">Fernkampfwaffen (Bogen, Pistole)</text:p>
          </table:table-cell>
          <table:table-cell table:style-name="Tabelle1.B2" office:value-type="string">
            <text:p text:style-name="P18">6W10 - 7W10</text:p>
          </table:table-cell>
        </table:table-row>
        <table:table-row table:style-name="TableLine1837768025488">
          <table:table-cell table:style-name="Tabelle1.A2" office:value-type="string">
            <text:p text:style-name="P17">Schwere Fernkampfwaffen, nicht explosiv (Gewehre)</text:p>
          </table:table-cell>
          <table:table-cell table:style-name="Tabelle1.B2" office:value-type="string">
            <text:p text:style-name="P18">8W10</text:p>
          </table:table-cell>
        </table:table-row>
        <table:table-row table:style-name="TableLine1837768025760">
          <table:table-cell table:style-name="Tabelle1.A2" office:value-type="string">
            <text:p text:style-name="P17">Explosive Waffen</text:p>
          </table:table-cell>
          <table:table-cell table:style-name="Tabelle1.B2" office:value-type="string">
            <text:p text:style-name="P18">10W10</text:p>
          </table:table-cell>
        </table:table-row>
      </table:table>
      <text:h text:style-name="P36" text:outline-level="1"/>
      <text:h text:style-name="P37" text:outline-level="1">Starthilfe: Charaktererstellung</text:h>
      <text:h text:style-name="Heading_20_2" text:outline-level="2">Fähigkeiten</text:h>
      <table:table table:name="Tabelle4" table:style-name="Tabelle4">
        <table:table-column table:style-name="Tabelle4.A" table:number-columns-repeated="3"/>
        <table:table-row table:style-name="TableLine1837768031472">
          <table:table-cell table:style-name="Tabelle4.A1" office:value-type="string">
            <text:p text:style-name="P11">Klettern</text:p>
            <text:p text:style-name="P11">Treten</text:p>
            <text:p text:style-name="P11">Menschenkenntnis</text:p>
            <text:p text:style-name="P12"><text:span text:style-name="T17">Spuren lesen</text:span><text:line-break/><text:span text:style-name="T17">Erste Hilfe</text:span></text:p>
            <text:p text:style-name="P11">Betören</text:p>
            <text:p text:style-name="P11">Lenken und Führen</text:p>
            <text:p text:style-name="P11">Überreden</text:p>
            <text:p text:style-name="P11">Tischlern</text:p>
            <text:p text:style-name="P14">Bedrohen</text:p>
            <text:p text:style-name="P13">Beruhigen<text:line-break/>Wahrnehmung</text:p>
          </table:table-cell>
          <table:table-cell table:style-name="Tabelle4.A1" office:value-type="string">
            <text:p text:style-name="P14">Rennen</text:p>
            <text:p text:style-name="P14">Feilschen</text:p>
            <text:p text:style-name="P14">Sinnesschärfe</text:p>
            <text:p text:style-name="P14">Lügen</text:p>
            <text:p text:style-name="P14">Alte Schriften</text:p>
            <text:p text:style-name="P14">Tierkunde</text:p>
            <text:p text:style-name="P14">Fahrzeugwissen</text:p>
            <text:p text:style-name="P14">Sprachen</text:p>
            <text:p text:style-name="Preformatted_20_Text">Latein</text:p>
            <text:p text:style-name="Preformatted_20_Text">Geographie</text:p>
            <text:p text:style-name="Preformatted_20_Text">Spuren lesen<text:line-break/><text:span text:style-name="T17">Hacken</text:span></text:p>
          </table:table-cell>
          <table:table-cell table:style-name="Tabelle4.C1" office:value-type="string">
            <text:p text:style-name="P14">Faustkampf</text:p>
            <text:p text:style-name="P12"><text:span text:style-name="T17">Lügen</text:span><text:line-break/><text:span text:style-name="T17">Schießen</text:span></text:p>
            <text:p text:style-name="P11">Kochen</text:p>
            <text:p text:style-name="P11">Fallen stellen</text:p>
            <text:p text:style-name="P11">Pflanzenkunde</text:p>
            <text:p text:style-name="P11">Fahren</text:p>
            <text:p text:style-name="Preformatted_20_Text">Treten</text:p>
            <text:p text:style-name="Preformatted_20_Text">Schneidern</text:p>
            <text:p text:style-name="Preformatted_20_Text">Angeln</text:p>
            <text:p text:style-name="P10">Verstecken</text:p>
          </table:table-cell>
        </table:table-row>
      </table:table>
      <text:p text:style-name="Text_20_body"/>
      <text:p text:style-name="Preformatted_20_Text"/>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0T21:45:10.520000000</meta:creation-date>
    <dc:date>2023-06-21T20:48:14.517000000</dc:date>
    <meta:editing-duration>PT2H32M23S</meta:editing-duration>
    <meta:editing-cycles>14</meta:editing-cycles>
    <meta:generator>LibreOffice/7.2.2.2$Windows_X86_64 LibreOffice_project/02b2acce88a210515b4a5bb2e46cbfb63fe97d56</meta:generator>
    <meta:document-statistic meta:table-count="5" meta:image-count="0" meta:object-count="0" meta:page-count="7" meta:paragraph-count="186" meta:word-count="1808" meta:character-count="12949" meta:non-whitespace-character-count="11320"/>
  </office:meta>
</office:document-meta>
</file>